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style:line-height-at-least="0.198in" fo:text-align="start" style:justify-single-word="false" fo:widows="1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loext:contextual-spacing="false" style:line-height-at-least="0.198in" fo:text-align="start" style:justify-single-word="false" fo:widows="1" fo:padding="0in" fo:border="none"/>
    </style:style>
    <style:style style:name="T1" style:family="text">
      <style:text-properties fo:font-variant="normal" fo:text-transform="none" fo:color="#868686" style:font-name="Consolas" fo:font-size="9.75pt" fo:letter-spacing="normal" fo:font-style="normal" fo:font-weight="normal" fo:background-color="#eff0f1" loext:char-shading-value="0" fo:padding="0in" fo:border="none"/>
    </style:style>
    <style:style style:name="T2" style:family="text">
      <style:text-properties fo:font-variant="normal" fo:text-transform="none" fo:color="#8a4a0b" style:font-name="Consolas" fo:font-size="9.75pt" fo:letter-spacing="normal" fo:font-style="normal" fo:font-weight="normal" fo:background-color="#eff0f1" loext:char-shading-value="0" fo:padding="0in" fo:border="none"/>
    </style:style>
    <style:style style:name="T3" style:family="text">
      <style:text-properties fo:font-variant="normal" fo:text-transform="none" fo:color="#c31818" style:font-name="Consolas" fo:font-size="9.75pt" fo:letter-spacing="normal" fo:font-style="normal" fo:font-weight="normal" fo:background-color="#eff0f1" loext:char-shading-value="0" fo:padding="0in" fo:border="none"/>
    </style:style>
    <style:style style:name="T4" style:family="text">
      <style:text-properties fo:font-variant="normal" fo:text-transform="none" fo:color="#953838" style:font-name="Consolas" fo:font-size="9.75pt" fo:letter-spacing="normal" fo:font-style="normal" fo:font-weight="normal" fo:background-color="#eff0f1" loext:char-shading-value="0" fo:padding="0in" fo:border="none"/>
    </style:style>
    <style:style style:name="T5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fo:padding="0in" fo:border="none"/>
    </style:style>
    <style:style style:name="T6" style:family="text">
      <style:text-properties fo:font-variant="normal" fo:text-transform="none" fo:color="#303336" fo:letter-spacing="normal" fo:background-color="#eff0f1" loext:char-shading-value="0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% !TEX TS-program = XeLaTeX</text:span></text:span></text:p>
      <text:p text:style-name="P2"/>
      <text:p text:style-name="P1"><text:span text:style-name="Source_20_Text"><text:span text:style-name="T2">\documentclass</text:span></text:span><text:span text:style-name="Source_20_Text"><text:span text:style-name="T3">[</text:span></text:span><text:span text:style-name="Source_20_Text"><text:span text:style-name="T4">11pt</text:span></text:span><text:span text:style-name="Source_20_Text"><text:span text:style-name="T3">]{</text:span></text:span><text:span text:style-name="Source_20_Text"><text:span text:style-name="T5">book</text:span></text:span><text:span text:style-name="Source_20_Text"><text:span text:style-name="T3">}</text:span></text:span></text:p>
      <text:p text:style-name="P1"><text:span text:style-name="Source_20_Text"><text:span text:style-name="T2">\usepackage</text:span></text:span><text:span text:style-name="Source_20_Text"><text:span text:style-name="T3">[</text:span></text:span><text:span text:style-name="Source_20_Text"><text:span text:style-name="T5">margin</text:span></text:span><text:span text:style-name="Source_20_Text"><text:span text:style-name="T3">=</text:span></text:span><text:span text:style-name="Source_20_Text"><text:span text:style-name="T4">1in</text:span></text:span><text:span text:style-name="Source_20_Text"><text:span text:style-name="T3">]{</text:span></text:span><text:span text:style-name="Source_20_Text"><text:span text:style-name="T5">geometry</text:span></text:span><text:span text:style-name="Source_20_Text"><text:span text:style-name="T3">}</text:span></text:span></text:p>
      <text:p text:style-name="P1"><text:span text:style-name="Source_20_Text"><text:span text:style-name="T2">\usepackage</text:span></text:span><text:span text:style-name="Source_20_Text"><text:span text:style-name="T3">{</text:span></text:span><text:span text:style-name="Source_20_Text"><text:span text:style-name="T5">titlesec</text:span></text:span><text:span text:style-name="Source_20_Text"><text:span text:style-name="T3">}</text:span></text:span></text:p>
      <text:p text:style-name="P1"><text:span text:style-name="Source_20_Text"><text:span text:style-name="T2">\usepackage</text:span></text:span><text:span text:style-name="Source_20_Text"><text:span text:style-name="T3">{</text:span></text:span><text:span text:style-name="Source_20_Text"><text:span text:style-name="T5">polyglossia</text:span></text:span><text:span text:style-name="Source_20_Text"><text:span text:style-name="T3">}</text:span></text:span></text:p>
      <text:p text:style-name="P1"><text:span text:style-name="Source_20_Text"><text:span text:style-name="T2">\defaultfontfeatures</text:span></text:span><text:span text:style-name="Source_20_Text"><text:span text:style-name="T3">{</text:span></text:span><text:span text:style-name="Source_20_Text"><text:span text:style-name="T5">Ligatures</text:span></text:span><text:span text:style-name="Source_20_Text"><text:span text:style-name="T3">=</text:span></text:span><text:span text:style-name="Source_20_Text"><text:span text:style-name="T5">TeX</text:span></text:span><text:span text:style-name="Source_20_Text"><text:span text:style-name="T3">}</text:span></text:span></text:p>
      <text:p text:style-name="P1"><text:span text:style-name="Source_20_Text"><text:span text:style-name="T2">\setmainlanguage</text:span></text:span><text:span text:style-name="Source_20_Text"><text:span text:style-name="T3">{</text:span></text:span><text:span text:style-name="Source_20_Text"><text:span text:style-name="T5">brazil</text:span></text:span><text:span text:style-name="Source_20_Text"><text:span text:style-name="T3">}</text:span></text:span></text:p>
      <text:p text:style-name="P1"><text:span text:style-name="Source_20_Text"><text:span text:style-name="T2">\setotherlanguage</text:span></text:span><text:span text:style-name="Source_20_Text"><text:span text:style-name="T3">[</text:span></text:span><text:span text:style-name="Source_20_Text"><text:span text:style-name="T5">variant</text:span></text:span><text:span text:style-name="Source_20_Text"><text:span text:style-name="T3">=</text:span></text:span><text:span text:style-name="Source_20_Text"><text:span text:style-name="T5">ancient</text:span></text:span><text:span text:style-name="Source_20_Text"><text:span text:style-name="T3">]{</text:span></text:span><text:span text:style-name="Source_20_Text"><text:span text:style-name="T5">greek</text:span></text:span><text:span text:style-name="Source_20_Text"><text:span text:style-name="T3">}</text:span></text:span></text:p>
      <text:p text:style-name="P1"><text:span text:style-name="Source_20_Text"><text:span text:style-name="T2">\setmainfont</text:span></text:span><text:span text:style-name="Source_20_Text"><text:span text:style-name="T3">{</text:span></text:span><text:span text:style-name="Source_20_Text"><text:span text:style-name="T5">Linux Libertine O</text:span></text:span><text:span text:style-name="Source_20_Text"><text:span text:style-name="T3">}</text:span></text:span></text:p>
      <text:p text:style-name="P1"><text:span text:style-name="Source_20_Text"><text:span text:style-name="T2">\usepackage</text:span></text:span><text:span text:style-name="Source_20_Text"><text:span text:style-name="T3">{</text:span></text:span><text:span text:style-name="Source_20_Text"><text:span text:style-name="T5">datatool</text:span></text:span><text:span text:style-name="Source_20_Text"><text:span text:style-name="T3">}</text:span></text:span></text:p>
      <text:p text:style-name="P1"><text:span text:style-name="Source_20_Text"><text:span text:style-name="T2">\usepackage</text:span></text:span><text:span text:style-name="Source_20_Text"><text:span text:style-name="T3">{</text:span></text:span><text:span text:style-name="Source_20_Text"><text:span text:style-name="T5">expex</text:span></text:span><text:span text:style-name="Source_20_Text"><text:span text:style-name="T3">}</text:span></text:span></text:p>
      <text:p text:style-name="P2"/>
      <text:p text:style-name="P1"><text:span text:style-name="Source_20_Text"><text:span text:style-name="T1">% Format chapter and verse (\section) headings</text:span></text:span></text:p>
      <text:p text:style-name="P1"><text:span text:style-name="Source_20_Text"><text:span text:style-name="T2">\titleformat</text:span></text:span><text:span text:style-name="Source_20_Text"><text:span text:style-name="T3">{</text:span></text:span><text:span text:style-name="Source_20_Text"><text:span text:style-name="T2">\chapter</text:span></text:span><text:span text:style-name="Source_20_Text"><text:span text:style-name="T3">}[</text:span></text:span><text:span text:style-name="Source_20_Text"><text:span text:style-name="T5">display</text:span></text:span><text:span text:style-name="Source_20_Text"><text:span text:style-name="T3">]</text:span></text:span></text:p>
      <text:p text:style-name="P1"><text:span text:style-name="Source_20_Text"><text:span text:style-name="T3">{</text:span></text:span><text:span text:style-name="Source_20_Text"><text:span text:style-name="T2">\normalfont\filcenter</text:span></text:span><text:span text:style-name="Source_20_Text"><text:span text:style-name="T3">}</text:span></text:span></text:p>
      <text:p text:style-name="P1"><text:span text:style-name="Source_20_Text"><text:span text:style-name="T6"><text:s/></text:span></text:span><text:span text:style-name="Source_20_Text"><text:span text:style-name="T3">{</text:span></text:span><text:span text:style-name="Source_20_Text"><text:span text:style-name="T2">\LARGE\MakeUppercase</text:span></text:span><text:span text:style-name="Source_20_Text"><text:span text:style-name="T3">{</text:span></text:span><text:span text:style-name="Source_20_Text"><text:span text:style-name="T2">\chaptertitlename</text:span></text:span><text:span text:style-name="Source_20_Text"><text:span text:style-name="T3">}</text:span></text:span><text:span text:style-name="Source_20_Text"><text:span text:style-name="T5"> </text:span></text:span><text:span text:style-name="Source_20_Text"><text:span text:style-name="T2">\thechapter</text:span></text:span><text:span text:style-name="Source_20_Text"><text:span text:style-name="T3">}</text:span></text:span></text:p>
      <text:p text:style-name="P1"><text:span text:style-name="Source_20_Text"><text:span text:style-name="T6"><text:s/></text:span></text:span><text:span text:style-name="Source_20_Text"><text:span text:style-name="T3">{</text:span></text:span><text:span text:style-name="Source_20_Text"><text:span text:style-name="T4">1pc</text:span></text:span><text:span text:style-name="Source_20_Text"><text:span text:style-name="T3">}</text:span></text:span></text:p>
      <text:p text:style-name="P1"><text:span text:style-name="Source_20_Text"><text:span text:style-name="T6"><text:s/></text:span></text:span><text:span text:style-name="Source_20_Text"><text:span text:style-name="T3">{</text:span></text:span><text:span text:style-name="Source_20_Text"><text:span text:style-name="T2">\vspace</text:span></text:span><text:span text:style-name="Source_20_Text"><text:span text:style-name="T3">{</text:span></text:span><text:span text:style-name="Source_20_Text"><text:span text:style-name="T4">1pc</text:span></text:span><text:span text:style-name="Source_20_Text"><text:span text:style-name="T3">}</text:span></text:span><text:span text:style-name="Source_20_Text"><text:span text:style-name="T1">%</text:span></text:span></text:p>
      <text:p text:style-name="P1"><text:span text:style-name="Source_20_Text"><text:span text:style-name="T6"><text:s text:c="3"/></text:span></text:span><text:span text:style-name="Source_20_Text"><text:span text:style-name="T2">\LARGE</text:span></text:span><text:span text:style-name="Source_20_Text"><text:span text:style-name="T3">}</text:span></text:span></text:p>
      <text:p text:style-name="P1"><text:span text:style-name="Source_20_Text"><text:span text:style-name="T2">\titlespacing</text:span></text:span><text:span text:style-name="Source_20_Text"><text:span text:style-name="T3">{</text:span></text:span><text:span text:style-name="Source_20_Text"><text:span text:style-name="T2">\chapter</text:span></text:span><text:span text:style-name="Source_20_Text"><text:span text:style-name="T3">}</text:span></text:span></text:p>
      <text:p text:style-name="P1"><text:span text:style-name="Source_20_Text"><text:span text:style-name="T3">{</text:span></text:span><text:span text:style-name="Source_20_Text"><text:span text:style-name="T4">0pt</text:span></text:span><text:span text:style-name="Source_20_Text"><text:span text:style-name="T3">}{</text:span></text:span><text:span text:style-name="Source_20_Text"><text:span text:style-name="T4">0pt</text:span></text:span><text:span text:style-name="Source_20_Text"><text:span text:style-name="T3">}{</text:span></text:span><text:span text:style-name="Source_20_Text"><text:span text:style-name="T4">10pt</text:span></text:span><text:span text:style-name="Source_20_Text"><text:span text:style-name="T3">}</text:span></text:span></text:p>
      <text:p text:style-name="P2"/>
      <text:p text:style-name="P1"><text:span text:style-name="Source_20_Text"><text:span text:style-name="T2">\titleformat</text:span></text:span><text:span text:style-name="Source_20_Text"><text:span text:style-name="T3">{</text:span></text:span><text:span text:style-name="Source_20_Text"><text:span text:style-name="T2">\section</text:span></text:span><text:span text:style-name="Source_20_Text"><text:span text:style-name="T3">}[</text:span></text:span><text:span text:style-name="Source_20_Text"><text:span text:style-name="T5">leftmargin</text:span></text:span><text:span text:style-name="Source_20_Text"><text:span text:style-name="T3">]</text:span></text:span></text:p>
      <text:p text:style-name="P1"><text:span text:style-name="Source_20_Text"><text:span text:style-name="T6"><text:s/></text:span></text:span><text:span text:style-name="Source_20_Text"><text:span text:style-name="T3">{</text:span></text:span><text:span text:style-name="Source_20_Text"><text:span text:style-name="T2">\normalfont</text:span></text:span></text:p>
      <text:p text:style-name="P1"><text:span text:style-name="Source_20_Text"><text:span text:style-name="T6"><text:s text:c="2"/></text:span></text:span><text:span text:style-name="Source_20_Text"><text:span text:style-name="T2">\vspace</text:span></text:span><text:span text:style-name="Source_20_Text"><text:span text:style-name="T3">{</text:span></text:span><text:span text:style-name="Source_20_Text"><text:span text:style-name="T4">0pt</text:span></text:span><text:span text:style-name="Source_20_Text"><text:span text:style-name="T3">}</text:span></text:span><text:span text:style-name="Source_20_Text"><text:span text:style-name="T1">%</text:span></text:span></text:p>
      <text:p text:style-name="P1"><text:span text:style-name="Source_20_Text"><text:span text:style-name="T6"><text:s text:c="3"/></text:span></text:span><text:span text:style-name="Source_20_Text"><text:span text:style-name="T2">\bfseries\Large\filleft</text:span></text:span><text:span text:style-name="Source_20_Text"><text:span text:style-name="T3">}</text:span></text:span></text:p>
      <text:p text:style-name="P1"><text:span text:style-name="Source_20_Text"><text:span text:style-name="T3">{</text:span></text:span><text:span text:style-name="Source_20_Text"><text:span text:style-name="T2">\thesection</text:span></text:span><text:span text:style-name="Source_20_Text"><text:span text:style-name="T3">}{</text:span></text:span><text:span text:style-name="Source_20_Text"><text:span text:style-name="T4">.5em</text:span></text:span><text:span text:style-name="Source_20_Text"><text:span text:style-name="T3">}{}</text:span></text:span><text:span text:style-name="Source_20_Text"><text:span text:style-name="T5"> </text:span></text:span></text:p>
      <text:p text:style-name="P1"><text:span text:style-name="Source_20_Text"><text:span text:style-name="T2">\titlespacing</text:span></text:span><text:span text:style-name="Source_20_Text"><text:span text:style-name="T3">{</text:span></text:span><text:span text:style-name="Source_20_Text"><text:span text:style-name="T2">\section</text:span></text:span><text:span text:style-name="Source_20_Text"><text:span text:style-name="T3">}</text:span></text:span></text:p>
      <text:p text:style-name="P1"><text:span text:style-name="Source_20_Text"><text:span text:style-name="T3">{</text:span></text:span><text:span text:style-name="Source_20_Text"><text:span text:style-name="T4">4pc</text:span></text:span><text:span text:style-name="Source_20_Text"><text:span text:style-name="T3">}{</text:span></text:span><text:span text:style-name="Source_20_Text"><text:span text:style-name="T4">1.5ex</text:span></text:span><text:span text:style-name="Source_20_Text"><text:span text:style-name="T5"> plus </text:span></text:span><text:span text:style-name="Source_20_Text"><text:span text:style-name="T4">.1ex</text:span></text:span><text:span text:style-name="Source_20_Text"><text:span text:style-name="T5"> minus </text:span></text:span><text:span text:style-name="Source_20_Text"><text:span text:style-name="T4">.2ex</text:span></text:span><text:span text:style-name="Source_20_Text"><text:span text:style-name="T3">}{</text:span></text:span><text:span text:style-name="Source_20_Text"><text:span text:style-name="T4">0pt</text:span></text:span><text:span text:style-name="Source_20_Text"><text:span text:style-name="T3">}</text:span></text:span></text:p>
      <text:p text:style-name="P2"/>
      <text:p text:style-name="P1"><text:span text:style-name="Source_20_Text"><text:span text:style-name="T1">% format section label</text:span></text:span></text:p>
      <text:p text:style-name="P1"><text:span text:style-name="Source_20_Text"><text:span text:style-name="T2">\renewcommand</text:span></text:span><text:span text:style-name="Source_20_Text"><text:span text:style-name="T3">{</text:span></text:span><text:span text:style-name="Source_20_Text"><text:span text:style-name="T2">\thesection</text:span></text:span><text:span text:style-name="Source_20_Text"><text:span text:style-name="T3">}{</text:span></text:span><text:span text:style-name="Source_20_Text"><text:span text:style-name="T2">\arabic</text:span></text:span><text:span text:style-name="Source_20_Text"><text:span text:style-name="T3">{</text:span></text:span><text:span text:style-name="Source_20_Text"><text:span text:style-name="T5">chapter</text:span></text:span><text:span text:style-name="Source_20_Text"><text:span text:style-name="T3">}</text:span></text:span><text:span text:style-name="Source_20_Text"><text:span text:style-name="T5">:</text:span></text:span><text:span text:style-name="Source_20_Text"><text:span text:style-name="T2">\arabic</text:span></text:span><text:span text:style-name="Source_20_Text"><text:span text:style-name="T3">{</text:span></text:span><text:span text:style-name="Source_20_Text"><text:span text:style-name="T5">section</text:span></text:span><text:span text:style-name="Source_20_Text"><text:span text:style-name="T3">}}</text:span></text:span></text:p>
      <text:p text:style-name="P2"/>
      <text:p text:style-name="P1"><text:span text:style-name="Source_20_Text"><text:span text:style-name="T1">% multiple gloss lines will align on the left margin</text:span></text:span></text:p>
      <text:p text:style-name="P1"><text:span text:style-name="Source_20_Text"><text:span text:style-name="T2">\lingset</text:span></text:span><text:span text:style-name="Source_20_Text"><text:span text:style-name="T3">{</text:span></text:span><text:span text:style-name="Source_20_Text"><text:span text:style-name="T5">glhangstyle</text:span></text:span><text:span text:style-name="Source_20_Text"><text:span text:style-name="T3">=</text:span></text:span><text:span text:style-name="Source_20_Text"><text:span text:style-name="T5">none</text:span></text:span><text:span text:style-name="Source_20_Text"><text:span text:style-name="T3">}</text:span></text:span></text:p>
      <text:p text:style-name="P2"/>
      <text:p text:style-name="P1"><text:span text:style-name="Source_20_Text"><text:span text:style-name="T1">% initialize some token registers to build up the lines from the database cells</text:span></text:span></text:p>
      <text:p text:style-name="P1"><text:span text:style-name="Source_20_Text"><text:span text:style-name="T2">\newtoks\glosslineA</text:span></text:span></text:p>
      <text:p text:style-name="P1"><text:span text:style-name="Source_20_Text"><text:span text:style-name="T2">\newtoks\glosslineB</text:span></text:span></text:p>
      <text:p text:style-name="P1"><text:span text:style-name="Source_20_Text"><text:span text:style-name="T2">\newtoks\glosslineC</text:span></text:span></text:p>
      <text:p text:style-name="P2"/>
      <text:p text:style-name="P1"><text:span text:style-name="Source_20_Text"><text:span text:style-name="T1">% create a command to append a cell to the token register</text:span></text:span></text:p>
      <text:p text:style-name="P1"><text:span text:style-name="Source_20_Text"><text:span text:style-name="T1">% Thanks to Enrico Gregorio for this code</text:span></text:span></text:p>
      <text:p text:style-name="P1"><text:span text:style-name="Source_20_Text"><text:span text:style-name="T2">\long\def\Append</text:span></text:span><text:span text:style-name="Source_20_Text"><text:span text:style-name="T5">#1#2</text:span></text:span><text:span text:style-name="Source_20_Text"><text:span text:style-name="T3">{</text:span></text:span><text:span text:style-name="Source_20_Text"><text:span text:style-name="T5">#1</text:span></text:span><text:span text:style-name="Source_20_Text"><text:span text:style-name="T3">=</text:span></text:span><text:span text:style-name="Source_20_Text"><text:span text:style-name="T2">\expandafter</text:span></text:span><text:span text:style-name="Source_20_Text"><text:span text:style-name="T3">{</text:span></text:span><text:span text:style-name="Source_20_Text"><text:span text:style-name="T1">%</text:span></text:span></text:p>
      <text:p text:style-name="P1"><text:span text:style-name="Source_20_Text"><text:span text:style-name="T6"><text:s text:c="2"/></text:span></text:span><text:span text:style-name="Source_20_Text"><text:span text:style-name="T2">\the\expandafter\expandafter\expandafter</text:span></text:span><text:span text:style-name="Source_20_Text"><text:span text:style-name="T5">#1</text:span></text:span><text:span text:style-name="Source_20_Text"><text:span text:style-name="T2">\expandafter\space</text:span></text:span><text:span text:style-name="Source_20_Text"><text:span text:style-name="T5"> #2</text:span></text:span><text:span text:style-name="Source_20_Text"><text:span text:style-name="T3">}}</text:span></text:span></text:p>
      <text:p text:style-name="P2"/>
      <text:p text:style-name="P1"><text:soft-page-break/><text:span text:style-name="Source_20_Text"><text:span text:style-name="T1">% Define a command to empty the token registers</text:span></text:span></text:p>
      <text:p text:style-name="P1"><text:span text:style-name="Source_20_Text"><text:span text:style-name="T2">\def\emptytoks</text:span></text:span><text:span text:style-name="Source_20_Text"><text:span text:style-name="T3">{</text:span></text:span><text:span text:style-name="Source_20_Text"><text:span text:style-name="T2">\glosslineA</text:span></text:span><text:span text:style-name="Source_20_Text"><text:span text:style-name="T3">{}</text:span></text:span><text:span text:style-name="Source_20_Text"><text:span text:style-name="T2">\glosslineB</text:span></text:span><text:span text:style-name="Source_20_Text"><text:span text:style-name="T3">{}</text:span></text:span><text:span text:style-name="Source_20_Text"><text:span text:style-name="T2">\glosslineC</text:span></text:span><text:span text:style-name="Source_20_Text"><text:span text:style-name="T3">{}}</text:span></text:span></text:p>
      <text:p text:style-name="P2"/>
      <text:p text:style-name="P1"><text:span text:style-name="Source_20_Text"><text:span text:style-name="T1">% Define a command used to escape * in the input cell</text:span></text:span></text:p>
      <text:p text:style-name="P1"><text:span text:style-name="Source_20_Text"><text:span text:style-name="T2">\def\esc</text:span></text:span><text:span text:style-name="Source_20_Text"><text:span text:style-name="T5">#1</text:span></text:span><text:span text:style-name="Source_20_Text"><text:span text:style-name="T3">{</text:span></text:span><text:span text:style-name="Source_20_Text"><text:span text:style-name="T5">#1</text:span></text:span><text:span text:style-name="Source_20_Text"><text:span text:style-name="T3">}</text:span></text:span><text:span text:style-name="Source_20_Text"><text:span text:style-name="T5"> </text:span></text:span><text:span text:style-name="Source_20_Text"><text:span text:style-name="T1">% </text:span></text:span></text:p>
      <text:p text:style-name="P1"><text:span text:style-name="Source_20_Text"><text:span text:style-name="T2">\def\SecTest</text:span></text:span><text:span text:style-name="Source_20_Text"><text:span text:style-name="T3">{</text:span></text:span><text:span text:style-name="Source_20_Text"><text:span text:style-name="T5">section</text:span></text:span><text:span text:style-name="Source_20_Text"><text:span text:style-name="T3">}</text:span></text:span><text:span text:style-name="Source_20_Text"><text:span text:style-name="T5"> </text:span></text:span><text:span text:style-name="Source_20_Text"><text:span text:style-name="T1">% verse delimiter check</text:span></text:span></text:p>
      <text:p text:style-name="P2"/>
      <text:p text:style-name="P1"><text:span text:style-name="Source_20_Text"><text:span text:style-name="T2">\begin</text:span></text:span><text:span text:style-name="Source_20_Text"><text:span text:style-name="T3">{</text:span></text:span><text:span text:style-name="Source_20_Text"><text:span text:style-name="T5">document</text:span></text:span><text:span text:style-name="Source_20_Text"><text:span text:style-name="T3">}</text:span></text:span></text:p>
      <text:p text:style-name="P1"><text:span text:style-name="Source_20_Text"><text:span text:style-name="T2">\DTLsetseparator</text:span></text:span><text:span text:style-name="Source_20_Text"><text:span text:style-name="T3">{</text:span></text:span><text:span text:style-name="Source_20_Text"><text:span text:style-name="T5"> <text:s text:c="2"/></text:span></text:span><text:span text:style-name="Source_20_Text"><text:span text:style-name="T3">}</text:span></text:span><text:span text:style-name="Source_20_Text"><text:span text:style-name="T1">% literal tab; with UTF8 source, \DTLsettabseparator doesn't work</text:span></text:span></text:p>
      <text:p text:style-name="P1"><text:span text:style-name="Source_20_Text"><text:span text:style-name="T2">\DTLloaddb</text:span></text:span><text:span text:style-name="Source_20_Text"><text:span text:style-name="T3">{</text:span></text:span><text:span text:style-name="Source_20_Text"><text:span text:style-name="T5">text</text:span></text:span><text:span text:style-name="Source_20_Text"><text:span text:style-name="T3">}{</text:span></text:span><text:span text:style-name="Source_20_Text"><text:span text:style-name="T5">Chapter2.csv</text:span></text:span><text:span text:style-name="Source_20_Text"><text:span text:style-name="T3">}</text:span></text:span></text:p>
      <text:p text:style-name="P1"><text:span text:style-name="Source_20_Text"><text:span text:style-name="T2">\setcounter</text:span></text:span><text:span text:style-name="Source_20_Text"><text:span text:style-name="T3">{</text:span></text:span><text:span text:style-name="Source_20_Text"><text:span text:style-name="T5">chapter</text:span></text:span><text:span text:style-name="Source_20_Text"><text:span text:style-name="T3">}{</text:span></text:span><text:span text:style-name="Source_20_Text"><text:span text:style-name="T5">1</text:span></text:span><text:span text:style-name="Source_20_Text"><text:span text:style-name="T3">}</text:span></text:span></text:p>
      <text:p text:style-name="P1"><text:span text:style-name="Source_20_Text"><text:span text:style-name="T2">\chapter</text:span></text:span><text:span text:style-name="Source_20_Text"><text:span text:style-name="T3">{</text:span></text:span><text:span text:style-name="Source_20_Text"><text:span text:style-name="T5">O sonhou do Nabucodonsor</text:span></text:span><text:span text:style-name="Source_20_Text"><text:span text:style-name="T3">}</text:span></text:span></text:p>
      <text:p text:style-name="P1"><text:span text:style-name="Source_20_Text"><text:span text:style-name="T2">\DTLforeach</text:span></text:span><text:span text:style-name="Source_20_Text"><text:span text:style-name="T3">{</text:span></text:span><text:span text:style-name="Source_20_Text"><text:span text:style-name="T5">text</text:span></text:span><text:span text:style-name="Source_20_Text"><text:span text:style-name="T3">}</text:span></text:span></text:p>
      <text:p text:style-name="P1"><text:span text:style-name="Source_20_Text"><text:span text:style-name="T3">{</text:span></text:span><text:span text:style-name="Source_20_Text"><text:span text:style-name="T1">% assign each cell in a row to a macro</text:span></text:span></text:p>
      <text:p text:style-name="P1"><text:span text:style-name="Source_20_Text"><text:span text:style-name="T6"><text:s text:c="4"/></text:span></text:span><text:span text:style-name="Source_20_Text"><text:span text:style-name="T2">\Codes</text:span></text:span><text:span text:style-name="Source_20_Text"><text:span text:style-name="T3">=</text:span></text:span><text:span text:style-name="Source_20_Text"><text:span text:style-name="T5">Number,</text:span></text:span></text:p>
      <text:p text:style-name="P1"><text:span text:style-name="Source_20_Text"><text:span text:style-name="T6"><text:s text:c="4"/></text:span></text:span><text:span text:style-name="Source_20_Text"><text:span text:style-name="T2">\GreekText</text:span></text:span><text:span text:style-name="Source_20_Text"><text:span text:style-name="T3">=</text:span></text:span><text:span text:style-name="Source_20_Text"><text:span text:style-name="T5">Greek,</text:span></text:span></text:p>
      <text:p text:style-name="P1"><text:span text:style-name="Source_20_Text"><text:span text:style-name="T6"><text:s text:c="4"/></text:span></text:span><text:span text:style-name="Source_20_Text"><text:span text:style-name="T2">\PortugueseText</text:span></text:span><text:span text:style-name="Source_20_Text"><text:span text:style-name="T3">=</text:span></text:span><text:span text:style-name="Source_20_Text"><text:span text:style-name="T5">Portuguese</text:span></text:span><text:span text:style-name="Source_20_Text"><text:span text:style-name="T1">%</text:span></text:span></text:p>
      <text:p text:style-name="P1"><text:span text:style-name="Source_20_Text"><text:span text:style-name="T3">}</text:span></text:span></text:p>
      <text:p text:style-name="P1"><text:span text:style-name="Source_20_Text"><text:span text:style-name="T3">{</text:span></text:span><text:span text:style-name="Source_20_Text"><text:span text:style-name="T1">% If we're in the first row, start a section; otherwise if we find a section, output</text:span></text:span></text:p>
      <text:p text:style-name="P1"><text:span text:style-name="Source_20_Text"><text:span text:style-name="T1">% <text:s/>the previous section's lines, and start a new section, then empty the token registers</text:span></text:span></text:p>
      <text:p text:style-name="P1"><text:span text:style-name="Source_20_Text"><text:span text:style-name="T6"><text:s text:c="4"/></text:span></text:span><text:span text:style-name="Source_20_Text"><text:span text:style-name="T2">\DTLiffirstrow</text:span></text:span><text:span text:style-name="Source_20_Text"><text:span text:style-name="T3">{</text:span></text:span><text:span text:style-name="Source_20_Text"><text:span text:style-name="T2">\section</text:span></text:span><text:span text:style-name="Source_20_Text"><text:span text:style-name="T3">{}}{</text:span></text:span></text:p>
      <text:p text:style-name="P1"><text:span text:style-name="Source_20_Text"><text:span text:style-name="T6"><text:s text:c="4"/></text:span></text:span><text:span text:style-name="Source_20_Text"><text:span text:style-name="T2">\DTLifeq</text:span></text:span><text:span text:style-name="Source_20_Text"><text:span text:style-name="T3">{</text:span></text:span><text:span text:style-name="Source_20_Text"><text:span text:style-name="T2">\Codes</text:span></text:span><text:span text:style-name="Source_20_Text"><text:span text:style-name="T3">}{</text:span></text:span><text:span text:style-name="Source_20_Text"><text:span text:style-name="T2">\SecTest</text:span></text:span><text:span text:style-name="Source_20_Text"><text:span text:style-name="T3">}{</text:span></text:span></text:p>
      <text:p text:style-name="P1"><text:span text:style-name="Source_20_Text"><text:span text:style-name="T6"><text:s text:c="4"/></text:span></text:span><text:span text:style-name="Source_20_Text"><text:span text:style-name="T2">\begingl</text:span></text:span></text:p>
      <text:p text:style-name="P1"><text:span text:style-name="Source_20_Text"><text:span text:style-name="T6"><text:s text:c="8"/></text:span></text:span><text:span text:style-name="Source_20_Text"><text:span text:style-name="T2">\expandafter\gla\the\glosslineA</text:span></text:span><text:span text:style-name="Source_20_Text"><text:span text:style-name="T5">//</text:span></text:span></text:p>
      <text:p text:style-name="P1"><text:span text:style-name="Source_20_Text"><text:span text:style-name="T6"><text:s text:c="8"/></text:span></text:span><text:span text:style-name="Source_20_Text"><text:span text:style-name="T2">\expandafter\glb\the\glosslineB</text:span></text:span><text:span text:style-name="Source_20_Text"><text:span text:style-name="T5">//</text:span></text:span></text:p>
      <text:p text:style-name="P1"><text:span text:style-name="Source_20_Text"><text:span text:style-name="T6"><text:s text:c="8"/></text:span></text:span><text:span text:style-name="Source_20_Text"><text:span text:style-name="T2">\expandafter\glc\the\glosslineC</text:span></text:span><text:span text:style-name="Source_20_Text"><text:span text:style-name="T5">//</text:span></text:span></text:p>
      <text:p text:style-name="P1"><text:span text:style-name="Source_20_Text"><text:span text:style-name="T6"><text:s text:c="4"/></text:span></text:span><text:span text:style-name="Source_20_Text"><text:span text:style-name="T2">\endgl</text:span></text:span></text:p>
      <text:p text:style-name="P1"><text:span text:style-name="Source_20_Text"><text:span text:style-name="T6"><text:s text:c="4"/></text:span></text:span><text:span text:style-name="Source_20_Text"><text:span text:style-name="T2">\section</text:span></text:span><text:span text:style-name="Source_20_Text"><text:span text:style-name="T3">{}</text:span></text:span></text:p>
      <text:p text:style-name="P1"><text:span text:style-name="Source_20_Text"><text:span text:style-name="T6"><text:s text:c="4"/></text:span></text:span><text:span text:style-name="Source_20_Text"><text:span text:style-name="T2">\emptytoks</text:span></text:span></text:p>
      <text:p text:style-name="P1"><text:span text:style-name="Source_20_Text"><text:span text:style-name="T6"><text:s text:c="4"/></text:span></text:span><text:span text:style-name="Source_20_Text"><text:span text:style-name="T3">}</text:span></text:span></text:p>
      <text:p text:style-name="P1"><text:span text:style-name="Source_20_Text"><text:span text:style-name="T6"><text:s text:c="4"/></text:span></text:span><text:span text:style-name="Source_20_Text"><text:span text:style-name="T3">{</text:span></text:span><text:span text:style-name="Source_20_Text"><text:span text:style-name="T1">% For each cell, append it to the token register for that line</text:span></text:span></text:p>
      <text:p text:style-name="P1"><text:span text:style-name="Source_20_Text"><text:span text:style-name="T6"><text:s text:c="4"/></text:span></text:span><text:span text:style-name="Source_20_Text"><text:span text:style-name="T2">\Append\glosslineA</text:span></text:span><text:span text:style-name="Source_20_Text"><text:span text:style-name="T3">{</text:span></text:span><text:span text:style-name="Source_20_Text"><text:span text:style-name="T2">\Codes</text:span></text:span><text:span text:style-name="Source_20_Text"><text:span text:style-name="T3">}</text:span></text:span><text:span text:style-name="Source_20_Text"><text:span text:style-name="T1">%</text:span></text:span></text:p>
      <text:p text:style-name="P1"><text:span text:style-name="Source_20_Text"><text:span text:style-name="T6"><text:s text:c="4"/></text:span></text:span><text:span text:style-name="Source_20_Text"><text:span text:style-name="T2">\Append\glosslineB</text:span></text:span><text:span text:style-name="Source_20_Text"><text:span text:style-name="T3">{</text:span></text:span><text:span text:style-name="Source_20_Text"><text:span text:style-name="T2">\GreekText</text:span></text:span><text:span text:style-name="Source_20_Text"><text:span text:style-name="T3">}</text:span></text:span><text:span text:style-name="Source_20_Text"><text:span text:style-name="T1">%</text:span></text:span></text:p>
      <text:p text:style-name="P1"><text:span text:style-name="Source_20_Text"><text:span text:style-name="T6"><text:s text:c="4"/></text:span></text:span><text:span text:style-name="Source_20_Text"><text:span text:style-name="T2">\Append\glosslineC</text:span></text:span><text:span text:style-name="Source_20_Text"><text:span text:style-name="T3">{</text:span></text:span><text:span text:style-name="Source_20_Text"><text:span text:style-name="T2">\PortugueseText</text:span></text:span><text:span text:style-name="Source_20_Text"><text:span text:style-name="T3">}</text:span></text:span><text:span text:style-name="Source_20_Text"><text:span text:style-name="T1">%</text:span></text:span></text:p>
      <text:p text:style-name="P1"><text:span text:style-name="Source_20_Text"><text:span text:style-name="T3">}}}</text:span></text:span></text:p>
      <text:p text:style-name="P1"><text:span text:style-name="Source_20_Text"><text:span text:style-name="T1">% output the last section's lines.</text:span></text:span></text:p>
      <text:p text:style-name="P1"><text:span text:style-name="Source_20_Text"><text:span text:style-name="T2">\begingl</text:span></text:span></text:p>
      <text:p text:style-name="P1"><text:span text:style-name="Source_20_Text"><text:span text:style-name="T6"><text:s text:c="4"/></text:span></text:span><text:span text:style-name="Source_20_Text"><text:span text:style-name="T2">\expandafter\gla\the\glosslineA</text:span></text:span><text:span text:style-name="Source_20_Text"><text:span text:style-name="T5">//</text:span></text:span></text:p>
      <text:p text:style-name="P1"><text:span text:style-name="Source_20_Text"><text:span text:style-name="T6"><text:s text:c="4"/></text:span></text:span><text:span text:style-name="Source_20_Text"><text:span text:style-name="T2">\expandafter\glb\the\glosslineB</text:span></text:span><text:span text:style-name="Source_20_Text"><text:span text:style-name="T5">//</text:span></text:span></text:p>
      <text:p text:style-name="P1"><text:span text:style-name="Source_20_Text"><text:span text:style-name="T6"><text:s text:c="4"/></text:span></text:span><text:span text:style-name="Source_20_Text"><text:span text:style-name="T2">\expandafter\glc\the\glosslineC</text:span></text:span><text:span text:style-name="Source_20_Text"><text:span text:style-name="T5">//</text:span></text:span></text:p>
      <text:p text:style-name="P1"><text:span text:style-name="Source_20_Text"><text:span text:style-name="T2">\endgl</text:span></text:span></text:p>
      <text:p text:style-name="P2"/>
      <text:p text:style-name="P1"><text:span text:style-name="Source_20_Text"><text:span text:style-name="T2">\end</text:span></text:span><text:span text:style-name="Source_20_Text"><text:span text:style-name="T3">{</text:span></text:span><text:span text:style-name="Source_20_Text"><text:span text:style-name="T5">document</text:span></text:span><text:span text:style-name="Source_20_Text"><text:span text:style-name="T3">}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4:33:37.706000000</meta:creation-date>
    <meta:print-date>2016-07-23T14:34:26.837000000</meta:print-date>
    <dc:date>2016-07-23T18:14:50.674000000</dc:date>
    <meta:editing-duration>PT1H38M48S</meta:editing-duration>
    <meta:editing-cycles>1</meta:editing-cycles>
    <meta:document-statistic meta:table-count="0" meta:image-count="0" meta:object-count="0" meta:page-count="2" meta:paragraph-count="79" meta:word-count="232" meta:character-count="2492" meta:non-whitespace-character-count="2228"/>
    <meta:generator>LibreOffice/4.4.7.2$Windows_x86 LibreOffice_project/f3153a8b245191196a4b6b9abd1d0da16eead600</meta:generator>
  </office:meta>
</office:document-meta>
</file>